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EBACFA2E802E18D1.png" manifest:media-type="image/png"/>
  <manifest:file-entry manifest:full-path="Pictures/100001DC000004A7000004A72B993E0616711901.svg" manifest:media-type="image/svg+xml"/>
  <manifest:file-entry manifest:full-path="Pictures/10000201000002C3000002C304EF87E4E5F60C74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1" svg:font-family="'Merriweather Black'" style:font-pitch="variable"/>
    <style:font-face style:name="Merriweather Black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5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3.977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6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0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99cm" fo:min-width="4.345cm" draw:shadow="hidden" draw:shadow-offset-x="0.071cm" draw:shadow-offset-y="0.071cm" draw:shadow-color="#c6c6c6" draw:shadow-opacity="100%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1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9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60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0.5pt" fo:letter-spacing="0.04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background-color="transparent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22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333333" loext:opacity="100%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4e4e4e" loext:opacity="10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dddddd" loext:opacity="100%" style:font-name="Merriweather" fo:font-size="4.90000009536743pt" fo:font-style="italic" fo:font-weight="bold" fo:background-color="#333333" style:font-size-asian="5.40000009536743pt" style:font-weight-asian="bold" style:font-size-complex="5.40000009536743pt" style:font-weight-complex="bold"/>
    </style:style>
    <style:style style:name="P32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333333" loext:opacity="100%" fo:background-color="transparen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solid"/>
      <style:paragraph-properties fo:text-align="center"/>
      <style:text-properties fo:color="#111111" loext:opacity="100%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47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2pt" style:text-underline-style="solid" style:text-underline-width="auto" style:text-underline-color="font-color" style:font-size-asian="16pt" style:font-size-complex="16pt"/>
    </style:style>
    <style:style style:name="P48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Ubuntu Mono1" fo:font-size="12pt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loext:opacity="100%" style:font-name="Ubuntu Mono1" fo:font-size="12pt" fo:font-weight="normal" style:font-size-asian="9pt" style:font-size-complex="9pt"/>
    </style:style>
    <style:style style:name="T14" style:family="text">
      <style:text-properties fo:background-color="transparent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22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23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5" style:family="text"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6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style:letter-kerning="true" fo:background-color="transparent" style:font-name-asian="Droid Sans Fallback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30" style:family="text">
      <style:text-properties fo:color="#111111" loext:opacity="100%" style:font-name="Merriweather" fo:font-size="10pt" style:font-size-asian="10pt" style:font-size-complex="10pt"/>
    </style:style>
    <style:style style:name="T3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fo:font-weight="bold" style:letter-kerning="true" fo:background-color="transparent" style:font-name-asian="Droid Sans Fallback" style:font-size-asian="12pt" style:font-weight-asian="bold" style:font-name-complex="FreeSans" style:font-size-complex="12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font-variant="normal" fo:text-transform="none" fo:color="#46464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#cccccc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style:letter-kerning="true" fo:background-color="transparent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111111" loext:opacity="100%" style:font-name="Ubuntu Medium" fo:font-size="13pt" style:font-size-asian="13pt" style:font-size-complex="13pt"/>
    </style:style>
    <style:style style:name="T45" style:family="text">
      <style:text-properties fo:color="#111111" loext:opacity="100%" style:font-name="Merriweather" fo:font-size="10.5pt" style:font-size-asian="10.5pt" style:font-size-complex="10.5pt"/>
    </style:style>
    <style:style style:name="T4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111111" loext:opacity="100%" style:font-name="Merriweather" fo:font-size="11pt" style:font-size-asian="11pt" style:font-size-complex="11pt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52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333333" loext:opacity="100%" style:font-name="Operator Mono Lig Book1" fo:font-size="12pt" style:text-underline-style="solid" style:text-underline-width="auto" style:text-underline-color="font-color" style:font-size-asian="22pt" style:font-size-complex="22pt"/>
    </style:style>
    <style:style style:name="T58" style:family="text">
      <style:text-properties fo:color="#333333" loext:opacity="100%" style:font-name="Operator Mono Lig Book1" fo:font-size="12pt" style:text-underline-style="solid" style:text-underline-width="auto" style:text-underline-color="font-color" fo:background-color="transparent" style:font-size-asian="22pt" style:font-size-complex="22pt"/>
    </style:style>
    <style:style style:name="T59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Intro, Summary, Projects" draw:style-name="dp1" draw:master-page-name="Default">
        <draw:line draw:style-name="gr1" draw:text-style-name="P1" draw:layer="layout" svg:x1="3.435cm" svg:y1="4.01cm" svg:x2="20.414cm" svg:y2="4.01cm">
          <text:p/>
        </draw:line>
        <draw:frame draw:style-name="gr2" draw:text-style-name="P3" draw:layer="layout" svg:width="5.228cm" svg:height="0.751cm" svg:x="0.805cm" svg:y="3.9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8.374cm">
          <draw:text-box>
            <text:p text:style-name="P4"><text:span text:style-name="T3">But mainly I’m working as a </text:span><text:span text:style-name="T3">Frontend developer. Who built a lot </text:span><text:span text:style-name="T3">of web applications using </text:span><text:span text:style-name="T3"><text:line-break/></text:span><text:span text:style-name="T3">web technologies like </text:span><text:span text:style-name="T4">Bootstrap </text:span><text:span text:style-name="T4">(react-bootstrap), Reactjs, Gatsbyjs, </text:span><text:span text:style-name="T4">Gulp, Pug/Jade, Sass, Ajax, Webpack</text:span></text:p>
          </draw:text-box>
        </draw:frame>
        <draw:frame draw:style-name="gr4" draw:text-style-name="P7" draw:layer="layout" svg:width="4.477cm" svg:height="0.919cm" svg:x="0.828cm" svg:y="2.476cm">
          <draw:text-box>
            <text:p text:style-name="P6"><text:span text:style-name="T5">Software Engine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6">Cairo, 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7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8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9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9"><text:a xlink:href="https://salih.netlify.app/me" xlink:type="simple">website</text:a></text:span></text:p>
          </draw:text-box>
        </draw:frame>
        <draw:frame draw:style-name="gr9" draw:text-style-name="P15" draw:layer="layout" svg:width="8.961cm" svg:height="2.059cm" svg:x="0.804cm" svg:y="0.93cm">
          <draw:text-box>
            <text:p text:style-name="P14"><text:span text:style-name="T10">Ahmad</text:span><text:span text:style-name="T11"> Salih</text:span></text:p>
          </draw:text-box>
        </draw:frame>
        <draw:frame draw:style-name="gr10" draw:text-style-name="P16" draw:layer="layout" svg:width="3.525cm" svg:height="0.886cm" svg:x="0.801cm" svg:y="3.522cm">
          <draw:text-box>
            <text:p><text:span text:style-name="T12">About Me <text:s/></text:span></text:p>
          </draw:text-box>
        </draw:frame>
        <draw:frame draw:style-name="gr11" draw:text-style-name="P17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04EF87E4E5F60C74.png" xlink:type="simple" xlink:show="embed" xlink:actuate="onLoad" draw:mime-type="image/png"/>
        </draw:frame>
        <draw:frame draw:style-name="gr5" draw:text-style-name="P18" draw:layer="layout" svg:width="3.775cm" svg:height="0.674cm" svg:x="9.768cm" svg:y="0.156cm">
          <draw:text-box>
            <text:p text:style-name="P8"><text:span text:style-name="T13"><text:a xlink:href="tel:+20%201096477631" xlink:type="simple">+20 1096477631</text:a></text:span></text:p>
          </draw:text-box>
        </draw:frame>
        <draw:frame draw:style-name="gr12" draw:text-style-name="P19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14"><text:span text:style-name="T14"><text:s/></text:span></text:p>
          </draw:image>
          <draw:image xlink:href="Pictures/100002010000002D0000002DEBACFA2E802E18D1.png" xlink:type="simple" xlink:show="embed" xlink:actuate="onLoad" draw:mime-type="image/png"/>
        </draw:frame>
        <draw:frame draw:style-name="gr13" draw:text-style-name="P21" draw:layer="layout" svg:width="20.238cm" svg:height="1.309cm" svg:x="0.828cm" svg:y="10.157cm">
          <draw:text-box>
            <text:p text:style-name="P20"><text:span text:style-name="T15">One of the </text:span><text:span text:style-name="T15">other </text:span><text:span text:style-name="T15">technologie</text:span><text:span text:style-name="T15">s I used </text:span><text:span text:style-name="T15">before is </text:span><text:span text:style-name="T16">Docker, a</text:span><text:span text:style-name="T17">nd </text:span><text:span text:style-name="T17">built some </text:span><text:span text:style-name="T17">simple </text:span><text:span text:style-name="T17">CI/CD </text:span><text:span text:style-name="T17">pipelines </text:span><text:span text:style-name="T17">with help of </text:span><text:span text:style-name="T18">Circles, </text:span><text:span text:style-name="T18">Travis </text:span><text:span text:style-name="T19">also</text:span><text:span text:style-name="T18"> </text:span><text:span text:style-name="T18">Github </text:span><text:span text:style-name="T18">actions.</text:span></text:p>
          </draw:text-box>
        </draw:frame>
        <draw:line draw:style-name="gr1" draw:text-style-name="P1" draw:layer="layout" svg:x1="5.841cm" svg:y1="12.323cm" svg:x2="20.298cm" svg:y2="12.323cm">
          <text:p/>
        </draw:line>
        <draw:frame draw:style-name="gr2" draw:text-style-name="P3" draw:layer="layout" svg:width="5.228cm" svg:height="0.751cm" svg:x="0.694cm" svg:y="12.269cm">
          <draw:text-box>
            <text:p text:style-name="P2"><text:span text:style-name="T20">Projects</text:span><text:span text:style-name="T2">:</text:span></text:p>
          </draw:text-box>
        </draw:frame>
        <draw:frame draw:style-name="gr14" draw:text-style-name="P16" draw:layer="layout" svg:width="5.933cm" svg:height="1.411cm" svg:x="0.726cm" svg:y="11.777cm">
          <draw:text-box>
            <text:p><text:span text:style-name="T12">Technical Experience</text:span></text:p>
          </draw:text-box>
        </draw:frame>
        <draw:frame draw:style-name="gr15" draw:text-style-name="P23" draw:layer="layout" svg:width="18.771cm" svg:height="0.742cm" svg:x="1.152cm" svg:y="14.046cm">
          <draw:text-box>
            <text:p text:style-name="P22"><text:span text:style-name="T21">Platform that helps people to sell their products online.</text:span></text:p>
          </draw:text-box>
        </draw:frame>
        <draw:frame draw:style-name="gr16" draw:text-style-name="P24" draw:layer="layout" svg:width="18.72cm" svg:height="0.696cm" svg:x="1.193cm" svg:y="15.328cm">
          <draw:text-box>
            <text:list text:style-name="L2">
              <text:list-item>
                <text:p text:style-name="P4"><text:span text:style-name="T22">Achieved </text:span><text:span text:style-name="T23">authorizing</text:span><text:span text:style-name="T22">/</text:span><text:span text:style-name="T23">authenticating</text:span><text:span text:style-name="T22"> for users.</text:span></text:p>
              </text:list-item>
            </text:list>
          </draw:text-box>
        </draw:frame>
        <draw:frame draw:style-name="gr17" draw:text-style-name="P25" draw:layer="layout" svg:width="13.135cm" svg:height="0.725cm" svg:x="0.99cm" svg:y="13.524cm">
          <draw:text-box>
            <text:p text:style-name="P4"><text:span text:style-name="T24"><text:a xlink:href="https://github.com/salihcodev/fullcart" xlink:type="simple">https://github.com/salihcodev/fullcart</text:a></text:span></text:p>
          </draw:text-box>
        </draw:frame>
        <draw:frame draw:style-name="gr18" draw:text-style-name="P26" draw:layer="layout" svg:width="1.892cm" svg:height="0.696cm" svg:x="1.262cm" svg:y="24.767cm">
          <draw:text-box>
            <text:p text:style-name="P4"><text:span text:style-name="T25">Reactjs</text:span></text:p>
          </draw:text-box>
        </draw:frame>
        <draw:frame draw:style-name="gr19" draw:text-style-name="P27" draw:layer="layout" svg:width="2.699cm" svg:height="0.696cm" svg:x="4.4cm" svg:y="24.748cm">
          <draw:text-box>
            <text:p text:style-name="P4"><text:span text:style-name="T25">Typescript</text:span></text:p>
          </draw:text-box>
        </draw:frame>
        <draw:frame draw:style-name="gr20" draw:text-style-name="P28" draw:layer="layout" svg:width="5.933cm" svg:height="0.835cm" svg:x="0.765cm" svg:y="12.896cm">
          <draw:text-box>
            <text:p text:style-name="P20"><text:span text:style-name="T26"><text:a xlink:href="https://fullcart.netlify.app/" xlink:type="simple">Fullcart</text:a></text:span></text:p>
          </draw:text-box>
        </draw:frame>
        <draw:frame draw:style-name="gr19" draw:text-style-name="P26" draw:layer="layout" svg:width="1.766cm" svg:height="0.696cm" svg:x="2.919cm" svg:y="24.767cm">
          <draw:text-box>
            <text:p text:style-name="P4"><text:span text:style-name="T25">Redu</text:span><text:span text:style-name="T27">x</text:span></text:p>
          </draw:text-box>
        </draw:frame>
        <draw:frame draw:style-name="gr21" draw:text-style-name="P5" draw:layer="layout" svg:width="20.324cm" svg:height="1.309cm" svg:x="0.834cm" svg:y="6.322cm">
          <draw:text-box>
            <text:p text:style-name="P4"><text:span text:style-name="T3">All this </text:span><text:span text:style-name="T3">in </text:span><text:span text:style-name="T3">various </text:span><text:span text:style-name="T3">langua</text:span><text:span text:style-name="T3">ges </text:span><text:span text:style-name="T3">and </text:span><text:span text:style-name="T3">techno</text:span><text:span text:style-name="T3">logies </text:span><text:span text:style-name="T3">like </text:span><text:span text:style-name="T4">ES6</text:span><text:span text:style-name="T3">+ </text:span><text:span text:style-name="T28">and</text:span><text:span text:style-name="T3"> </text:span><text:span text:style-name="T4">(Typesc</text:span><text:span text:style-name="T4">ript), </text:span><text:span text:style-name="T4">Reactjs, </text:span><text:span text:style-name="T4">React </text:span><text:span text:style-name="T4">Native, </text:span><text:span text:style-name="T4">Nodejs, </text:span><text:span text:style-name="T4">Mongo</text:span><text:span text:style-name="T4">DB, </text:span><text:span text:style-name="T4">Express</text:span><text:span text:style-name="T4">js, Sass.</text:span></text:p>
          </draw:text-box>
        </draw:frame>
        <draw:frame draw:style-name="gr22" draw:text-style-name="P24" draw:layer="layout" svg:width="18.72cm" svg:height="0.696cm" svg:x="1.193cm" svg:y="16.852cm">
          <draw:text-box>
            <text:list text:style-name="L2">
              <text:list-item>
                <text:p text:style-name="P4"><text:span text:style-name="T22">Implemented </text:span><text:span text:style-name="T23">fully-functional dashboard</text:span><text:span text:style-name="T22"> to make every suppler </text:span><text:span text:style-name="T29">manage</text:span><text:span text:style-name="T22"> </text:span><text:span text:style-name="T22">their products.</text:span></text:p>
              </text:list-item>
            </text:list>
          </draw:text-box>
        </draw:frame>
        <draw:frame draw:style-name="gr23" draw:text-style-name="P24" draw:layer="layout" svg:width="18.72cm" svg:height="0.696cm" svg:x="1.193cm" svg:y="22.339cm">
          <draw:text-box>
            <text:list text:style-name="L2">
              <text:list-item>
                <text:p text:style-name="P4"><text:span text:style-name="T22">Cart, wishlist and checkout pages.</text:span></text:p>
              </text:list-item>
            </text:list>
          </draw:text-box>
        </draw:frame>
        <draw:frame draw:style-name="gr24" draw:text-style-name="P24" draw:layer="layout" svg:width="18.72cm" svg:height="0.696cm" svg:x="1.193cm" svg:y="23.839cm">
          <draw:text-box>
            <text:list text:style-name="L2">
              <text:list-item>
                <text:p text:style-name="P4"><text:span text:style-name="T30">Sing</text:span><text:span text:style-name="T30">le </text:span><text:span text:style-name="T30">pro</text:span><text:span text:style-name="T30">duct </text:span><text:span text:style-name="T30">pag</text:span><text:span text:style-name="T30">e </text:span><text:span text:style-name="T30">that </text:span><text:span text:style-name="T30">cont</text:span><text:span text:style-name="T30">ains </text:span><text:span text:style-name="T23">full-</text:span><text:span text:style-name="T23">deta</text:span><text:span text:style-name="T23">ils, </text:span><text:span text:style-name="T23">revi</text:span><text:span text:style-name="T23">ews </text:span><text:span text:style-name="T23">(cat</text:span><text:span text:style-name="T23">egor</text:span><text:span text:style-name="T23">ized </text:span><text:span text:style-name="T23">revi</text:span><text:span text:style-name="T23">ews</text:span><text:span text:style-name="T23">) </text:span><text:span text:style-name="T23">and </text:span><text:span text:style-name="T23">basi</text:span><text:span text:style-name="T23">c </text:span><text:span text:style-name="T23">supl</text:span><text:span text:style-name="T23">ler </text:span><text:span text:style-name="T23">info</text:span><text:span text:style-name="T30">.</text:span></text:p>
              </text:list-item>
            </text:list>
          </draw:text-box>
        </draw:frame>
        <draw:frame draw:style-name="gr25" draw:text-style-name="P24" draw:layer="layout" svg:width="18.72cm" svg:height="0.696cm" svg:x="1.193cm" svg:y="15.828cm">
          <draw:text-box>
            <text:list text:style-name="L2">
              <text:list-item>
                <text:p text:style-name="P4"><text:span text:style-name="T31">Built </text:span><text:span text:style-name="T32">role</text:span><text:span text:style-name="T31"> system for the users </text:span><text:span text:style-name="T33">customers/supplers</text:span><text:span text:style-name="T22">.</text:span></text:p>
              </text:list-item>
            </text:list>
          </draw:text-box>
        </draw:frame>
        <draw:frame draw:style-name="gr19" draw:text-style-name="P27" draw:layer="layout" svg:width="2.699cm" svg:height="0.696cm" svg:x="6.581cm" svg:y="24.771cm">
          <draw:text-box>
            <text:p text:style-name="P4"><text:span text:style-name="T25">Expressjs</text:span></text:p>
          </draw:text-box>
        </draw:frame>
        <draw:frame draw:style-name="gr19" draw:text-style-name="P27" draw:layer="layout" svg:width="2.699cm" svg:height="0.696cm" svg:x="8.64cm" svg:y="24.748cm">
          <draw:text-box>
            <text:p text:style-name="P4"><text:span text:style-name="T25">MongoDB</text:span></text:p>
          </draw:text-box>
        </draw:frame>
        <draw:frame draw:style-name="gr26" draw:text-style-name="P5" draw:layer="layout" svg:width="20.324cm" svg:height="1.838cm" svg:x="0.834cm" svg:y="4.517cm">
          <draw:text-box>
            <text:p text:style-name="P4"><text:span text:style-name="T3"><text:s text:c="5"/></text:span><text:span text:style-name="T3">I’m a general software engineer who usually uses the </text:span><text:span text:style-name="T34">MERN</text:span><text:span text:style-name="T3"> Stack with experience </text:span><text:span text:style-name="T3">in the </text:span><text:span text:style-name="T28">front-end</text:span><text:span text:style-name="T3">, in </text:span><text:span text:style-name="T28">the back-end</text:span><text:span text:style-name="T3">, not only but also gained some experience in mobile </text:span><text:span text:style-name="T3">applications development (not big exp. but willing to build expreince).</text:span></text:p>
          </draw:text-box>
        </draw:frame>
        <draw:frame draw:style-name="gr27" draw:text-style-name="P29" draw:layer="layout" svg:width="4.845cm" svg:height="0.649cm" svg:x="4.918cm" svg:y="2.625cm">
          <draw:text-box>
            <text:p text:style-name="P6"><text:span text:style-name="T35">(MERN fullstack developer)</text:span></text:p>
          </draw:text-box>
        </draw:frame>
        <draw:frame draw:style-name="gr19" draw:text-style-name="P27" draw:layer="layout" svg:width="1.803cm" svg:height="0.696cm" svg:x="10.917cm" svg:y="24.748cm">
          <draw:text-box>
            <text:p text:style-name="P4"><text:span text:style-name="T25">Docker</text:span></text:p>
          </draw:text-box>
        </draw:frame>
        <draw:frame draw:style-name="gr28" draw:text-style-name="P30" draw:layer="layout" svg:width="5.448cm" svg:height="0.696cm" svg:x="2.616cm" svg:y="12.987cm">
          <draw:text-box>
            <text:p text:style-name="P20"><text:span text:style-name="T36">( eComm</text:span><text:span text:style-name="T36">ercial </text:span><text:span text:style-name="T36">platform</text:span><text:span text:style-name="T37">)</text:span></text:p>
          </draw:text-box>
        </draw:frame>
        <draw:frame draw:style-name="gr29" draw:text-style-name="P31" draw:layer="layout" svg:width="5.448cm" svg:height="0.742cm" svg:x="1.164cm" svg:y="14.728cm">
          <draw:text-box>
            <text:p text:style-name="P20"><text:span text:style-name="T38"><text:s/></text:span><text:span text:style-name="T38">Key features </text:span></text:p>
          </draw:text-box>
        </draw:frame>
        <draw:frame draw:style-name="gr30" draw:text-style-name="P24" draw:layer="layout" svg:width="18.638cm" svg:height="0.696cm" svg:x="1.793cm" svg:y="17.352cm">
          <draw:text-box>
            <text:list text:style-name="L3">
              <text:list-item>
                <text:p text:style-name="P4"><text:span text:style-name="T22">Statis</text:span><text:span text:style-name="T22">tics </text:span><text:span text:style-name="T22">for </text:span><text:span text:style-name="T23">sold, </text:span><text:span text:style-name="T23">added</text:span><text:span text:style-name="T23">, </text:span><text:span text:style-name="T23">order</text:span><text:span text:style-name="T23">-</text:span><text:span text:style-name="T23">states </text:span><text:span text:style-name="T23">and </text:span><text:span text:style-name="T23">new </text:span><text:span text:style-name="T23">buyer</text:span><text:span text:style-name="T23">s.</text:span></text:p>
              </text:list-item>
            </text:list>
          </draw:text-box>
        </draw:frame>
        <draw:frame draw:style-name="gr31" draw:text-style-name="P24" draw:layer="layout" svg:width="18.638cm" svg:height="0.696cm" svg:x="1.793cm" svg:y="17.83cm">
          <draw:text-box>
            <text:list text:style-name="L3">
              <text:list-item>
                <text:p text:style-name="P4"><text:span text:style-name="T39">Product controllers </text:span><text:span text:style-name="T33">(</text:span><text:span text:style-name="T23">crud) </text:span><text:span text:style-name="T40">products, with smart product builder.</text:span></text:p>
              </text:list-item>
            </text:list>
          </draw:text-box>
        </draw:frame>
        <draw:frame draw:style-name="gr32" draw:text-style-name="P24" draw:layer="layout" svg:width="18.638cm" svg:height="0.696cm" svg:x="1.793cm" svg:y="18.33cm">
          <draw:text-box>
            <text:list text:style-name="L3">
              <text:list-item>
                <text:p text:style-name="P4"><text:span text:style-name="T22">Categorized products in poth customer’s </text:span><text:span text:style-name="T22">end and suppler’s end.</text:span></text:p>
              </text:list-item>
            </text:list>
          </draw:text-box>
        </draw:frame>
        <draw:frame draw:style-name="gr33" draw:text-style-name="P24" draw:layer="layout" svg:width="18.638cm" svg:height="0.696cm" svg:x="1.793cm" svg:y="18.852cm">
          <draw:text-box>
            <text:list text:style-name="L3">
              <text:list-item>
                <text:p text:style-name="P4"><text:span text:style-name="T41">Orders page</text:span><text:span text:style-name="T22"> show </text:span><text:span text:style-name="T22">all needed data </text:span><text:span text:style-name="T22">about every single </text:span><text:span text:style-name="T23">order</text:span><text:span text:style-name="T22">.</text:span></text:p>
              </text:list-item>
            </text:list>
          </draw:text-box>
        </draw:frame>
        <draw:frame draw:style-name="gr34" draw:text-style-name="P24" draw:layer="layout" svg:width="18.72cm" svg:height="0.696cm" svg:x="1.193cm" svg:y="22.839cm">
          <draw:text-box>
            <text:list text:style-name="L2">
              <text:list-item>
                <text:p text:style-name="P4"><text:span text:style-name="T22">Notifications system to responed for order’s and any thing else should be notified.</text:span></text:p>
              </text:list-item>
            </text:list>
          </draw:text-box>
        </draw:frame>
        <draw:frame draw:style-name="gr35" draw:text-style-name="P24" draw:layer="layout" svg:width="18.72cm" svg:height="0.696cm" svg:x="1.193cm" svg:y="23.339cm">
          <draw:text-box>
            <text:list text:style-name="L2">
              <text:list-item>
                <text:p text:style-name="P4"><text:span text:style-name="T22">Chat erea to keep in touch with your order.</text:span></text:p>
              </text:list-item>
            </text:list>
          </draw:text-box>
        </draw:frame>
        <draw:frame draw:style-name="gr36" draw:text-style-name="P24" draw:layer="layout" svg:width="18.72cm" svg:height="0.696cm" svg:x="1.193cm" svg:y="21.783cm">
          <draw:text-box>
            <text:list text:style-name="L2">
              <text:list-item>
                <text:p text:style-name="P4"><text:span text:style-name="T22">A </text:span><text:span text:style-name="T23">pre-</text:span><text:span text:style-name="T23">Made</text:span><text:span text:style-name="T22"> </text:span><text:span text:style-name="T22">suppler </text:span><text:span text:style-name="T29">profile </text:span><text:span text:style-name="T22">and </text:span><text:span text:style-name="T22">represente</text:span><text:span text:style-name="T22">d as </text:span><text:span text:style-name="T29">‘the </text:span><text:span text:style-name="T29">company </text:span><text:span text:style-name="T29">website’.</text:span></text:p>
              </text:list-item>
            </text:list>
          </draw:text-box>
        </draw:frame>
        <draw:frame draw:style-name="gr37" draw:text-style-name="P24" draw:layer="layout" svg:width="18.72cm" svg:height="0.696cm" svg:x="1.193cm" svg:y="19.462cm">
          <draw:text-box>
            <text:list text:style-name="L2">
              <text:list-item>
                <text:p text:style-name="P20"><text:span text:style-name="T22">Shop page that has </text:span><text:span text:style-name="T23">popular </text:span><text:span text:style-name="T22">products and </text:span><text:span text:style-name="T23">suggestion </text:span><text:span text:style-name="T40">for the customer </text:span><text:span text:style-name="T23">(recommendations)</text:span><text:span text:style-name="T40">.</text:span></text:p>
              </text:list-item>
            </text:list>
          </draw:text-box>
        </draw:frame>
        <draw:frame draw:style-name="gr38" draw:text-style-name="P24" draw:layer="layout" svg:width="18.638cm" svg:height="0.696cm" svg:x="1.793cm" svg:y="21.22cm">
          <draw:text-box>
            <text:list text:style-name="L3">
              <text:list-item>
                <text:p text:style-name="P4"><text:span text:style-name="T41">Filtering</text:span><text:span text:style-name="T23"> </text:span><text:span text:style-name="T40">products via </text:span><text:span text:style-name="T23">category, sub-category and price range</text:span><text:span text:style-name="T40">.</text:span></text:p>
              </text:list-item>
            </text:list>
          </draw:text-box>
        </draw:frame>
        <draw:frame draw:style-name="gr39" draw:text-style-name="P24" draw:layer="layout" svg:width="18.72cm" svg:height="0.696cm" svg:x="1.193cm" svg:y="16.328cm">
          <draw:text-box>
            <text:list text:style-name="L2">
              <text:list-item>
                <text:p text:style-name="P4"><text:span text:style-name="T30">Hotlist for </text:span><text:span text:style-name="T41">searching</text:span><text:span text:style-name="T30"> in whole products, Also </text:span><text:span text:style-name="T23">show suggistions</text:span><text:span text:style-name="T30"> about trinding searches.</text:span></text:p>
              </text:list-item>
            </text:list>
          </draw:text-box>
        </draw:frame>
        <draw:frame draw:style-name="gr40" draw:text-style-name="P24" draw:layer="layout" svg:width="18.638cm" svg:height="0.696cm" svg:x="1.793cm" svg:y="20.612cm">
          <draw:text-box>
            <text:list text:style-name="L3">
              <text:list-item>
                <text:p text:style-name="P4"><text:span text:style-name="T30">Implement the capability to </text:span><text:span text:style-name="T29">sort</text:span><text:span text:style-name="T30"> with </text:span><text:span text:style-name="T23">price ranges, creation time, relevance </text:span><text:span text:style-name="T40">and</text:span><text:span text:style-name="T23"> popularity.</text:span></text:p>
              </text:list-item>
            </text:list>
          </draw:text-box>
        </draw:frame>
        <draw:frame draw:style-name="gr41" draw:text-style-name="P24" draw:layer="layout" svg:width="18.638cm" svg:height="0.696cm" svg:x="1.793cm" svg:y="20.049cm">
          <draw:text-box>
            <text:list text:style-name="L4">
              <text:list-item>
                <text:p text:style-name="P20"><text:span text:style-name="T29">Searching</text:span><text:span text:style-name="T30"> in all categories, with </text:span><text:span text:style-name="T23">name</text:span><text:span text:style-name="T30"> and </text:span><text:span text:style-name="T23">ISBN.</text:span></text:p>
              </text:list-item>
            </text:list>
          </draw:text-box>
        </draw:frame>
        <draw:frame draw:style-name="gr42" draw:text-style-name="P33" draw:layer="layout" svg:width="5.448cm" svg:height="0.696cm" svg:x="6.916cm" svg:y="12.987cm">
          <draw:text-box>
            <text:p text:style-name="P32"><text:span text:style-name="T42">__under </text:span><text:span text:style-name="T42">progress_</text:span><text:span text:style-name="T42">_</text:span></text:p>
          </draw:text-box>
        </draw:frame>
        <draw:frame draw:style-name="gr43" draw:text-style-name="P21" draw:layer="layout" svg:width="20.324cm" svg:height="0.78cm" svg:x="0.834cm" svg:y="7.51cm">
          <draw:text-box>
            <text:p text:style-name="P20"><text:span text:style-name="T4">Recently a found a new interest, </text:span><text:span text:style-name="T43">Golang</text:span></text:p>
          </draw:text-box>
        </draw:frame>
      </draw:page>
      <draw:page draw:name="Past Experiences, Work, Extra" draw:style-name="dp1" draw:master-page-name="Default">
        <draw:frame draw:style-name="gr44" draw:text-style-name="P34" draw:layer="layout" svg:width="3.556cm" svg:height="0.856cm" svg:x="1.247cm" svg:y="1.701cm">
          <draw:text-box>
            <text:p><text:span text:style-name="T44">Upwork</text:span></text:p>
          </draw:text-box>
        </draw:frame>
        <draw:frame draw:style-name="gr45" draw:text-style-name="P35" draw:layer="layout" svg:width="5.143cm" svg:height="0.717cm" svg:x="15.796cm" svg:y="1.811cm">
          <draw:text-box>
            <text:p text:style-name="P4"><text:span text:style-name="T45">Juni – 2019: Sep <text:s/>- 2020</text:span></text:p>
          </draw:text-box>
        </draw:frame>
        <draw:frame draw:style-name="gr46" draw:text-style-name="P36" draw:layer="layout" svg:width="5.225cm" svg:height="0.823cm" svg:x="1.563cm" svg:y="3.072cm">
          <draw:text-box>
            <text:p text:style-name="P4"><text:span text:style-name="T46">Web Designer</text:span></text:p>
          </draw:text-box>
        </draw:frame>
        <draw:frame draw:style-name="gr47" draw:text-style-name="P37" draw:layer="layout" svg:width="18.701cm" svg:height="0.742cm" svg:x="1.584cm" svg:y="3.749cm">
          <draw:text-box>
            <text:p text:style-name="P4"><text:span text:style-name="T47">I've worked for a while at Upwork as a web designer.</text:span></text:p>
          </draw:text-box>
        </draw:frame>
        <draw:frame draw:style-name="gr48" draw:text-style-name="P38" draw:layer="layout" svg:width="3.031cm" svg:height="0.742cm" svg:x="3.63cm" svg:y="1.772cm">
          <draw:text-box>
            <text:p text:style-name="P4"><text:span text:style-name="T48">freelancing</text:span></text:p>
          </draw:text-box>
        </draw:frame>
        <draw:frame draw:style-name="gr49" draw:text-style-name="P39" draw:layer="layout" svg:width="5.225cm" svg:height="0.742cm" svg:x="1.241cm" svg:y="4.373cm">
          <draw:text-box>
            <text:p text:style-name="P4"><text:span text:style-name="T49">Highlights</text:span></text:p>
          </draw:text-box>
        </draw:frame>
        <draw:frame draw:style-name="gr19" draw:text-style-name="P40" draw:layer="layout" svg:width="18.566cm" svg:height="0.696cm" svg:x="1.719cm" svg:y="4.979cm">
          <draw:text-box>
            <text:p text:style-name="P4"><text:span text:style-name="T50">Ended all my tasks up with happy clients.</text:span></text:p>
          </draw:text-box>
        </draw:frame>
        <draw:frame draw:style-name="gr50" draw:text-style-name="P41" draw:layer="layout" svg:width="4.145cm" svg:height="0.657cm" svg:x="1.5cm" svg:y="2.312cm">
          <draw:text-box>
            <text:p text:style-name="P4"><text:span text:style-name="T24"><text:a xlink:href="http://upwork.com/" xlink:type="simple">upwork.com</text:a></text:span></text:p>
          </draw:text-box>
        </draw:frame>
        <draw:frame draw:style-name="gr19" draw:text-style-name="P40" draw:layer="layout" svg:width="18.566cm" svg:height="0.696cm" svg:x="1.719cm" svg:y="5.579cm">
          <draw:text-box>
            <text:p text:style-name="P4"><text:span text:style-name="T50">Learned some additional communication skills.</text:span></text:p>
          </draw:text-box>
        </draw:frame>
        <draw:frame draw:style-name="gr19" draw:text-style-name="P40" draw:layer="layout" svg:width="18.566cm" svg:height="0.696cm" svg:x="1.719cm" svg:y="6.179cm">
          <draw:text-box>
            <text:p text:style-name="P4"><text:span text:style-name="T50">Achieved some progress in backend technologies, Because I needed it to finish some projects.</text:span></text:p>
          </draw:text-box>
        </draw:frame>
        <draw:frame draw:style-name="gr19" draw:text-style-name="P40" draw:layer="layout" svg:width="18.566cm" svg:height="0.696cm" svg:x="1.719cm" svg:y="6.779cm">
          <draw:text-box>
            <text:p text:style-name="P4"><text:span text:style-name="T50">Became aware of UI &amp; UX more than the beginning.</text:span></text:p>
          </draw:text-box>
        </draw:frame>
        <draw:line draw:style-name="gr1" draw:text-style-name="P42" draw:layer="layout" svg:x1="4.942cm" svg:y1="0.988cm" svg:x2="20.6cm" svg:y2="0.988cm">
          <text:p/>
        </draw:line>
        <draw:frame draw:style-name="gr2" draw:text-style-name="P43" draw:layer="layout" svg:width="5.228cm" svg:height="0.751cm" svg:x="0.791cm" svg:y="0.99cm">
          <draw:text-box>
            <text:p text:style-name="P2"><text:span text:style-name="T2">Employment:</text:span></text:p>
          </draw:text-box>
        </draw:frame>
        <draw:frame draw:style-name="gr20" draw:text-style-name="P44" draw:layer="layout" svg:width="4.155cm" svg:height="0.835cm" svg:x="0.787cm" svg:y="0.5cm">
          <draw:text-box>
            <text:p><text:span text:style-name="T51">Work Experience</text:span></text:p>
          </draw:text-box>
        </draw:frame>
        <draw:frame draw:style-name="gr51" draw:text-style-name="P45" draw:layer="layout" svg:width="7.385cm" svg:height="0.742cm" svg:x="1.107cm" svg:y="12.143cm">
          <draw:text-box>
            <text:p text:style-name="P4"><text:span text:style-name="T52">Languages:</text:span></text:p>
          </draw:text-box>
        </draw:frame>
        <draw:frame draw:style-name="gr52" draw:text-style-name="P37" draw:layer="layout" svg:width="8.182cm" svg:height="0.742cm" svg:x="1.812cm" svg:y="12.74cm">
          <draw:text-box>
            <text:p text:style-name="P4"><text:span text:style-name="T53">Arabic <text:s text:c="2"/></text:span><text:span text:style-name="T48">native</text:span></text:p>
          </draw:text-box>
        </draw:frame>
        <draw:frame draw:style-name="gr53" draw:text-style-name="P37" draw:layer="layout" svg:width="8.436cm" svg:height="0.742cm" svg:x="1.807cm" svg:y="13.343cm">
          <draw:text-box>
            <text:p text:style-name="P4"><text:span text:style-name="T54">English</text:span></text:p>
          </draw:text-box>
        </draw:frame>
        <draw:frame draw:style-name="gr54" draw:text-style-name="P37" draw:layer="layout" svg:width="7.674cm" svg:height="0.742cm" svg:x="1.807cm" svg:y="13.943cm">
          <draw:text-box>
            <text:p text:style-name="P4"><text:span text:style-name="T54">Deutsch</text:span></text:p>
          </draw:text-box>
        </draw:frame>
        <draw:frame draw:style-name="gr55" draw:text-style-name="P46" draw:layer="layout" svg:width="3.249cm" svg:height="0.742cm" svg:x="5.007cm" svg:y="15.786cm">
          <draw:text-box>
            <text:p text:style-name="P4"><text:span text:style-name="T55">(github)</text:span></text:p>
          </draw:text-box>
        </draw:frame>
        <draw:frame draw:style-name="gr56" draw:text-style-name="P46" draw:layer="layout" svg:width="3.448cm" svg:height="0.742cm" svg:x="4.986cm" svg:y="16.375cm">
          <draw:text-box>
            <text:p text:style-name="P4"><text:span text:style-name="T56">(</text:span><text:span text:style-name="T55">linkedIn)</text:span><text:span text:style-name="T55"><text:tab/></text:span></text:p>
          </draw:text-box>
        </draw:frame>
        <draw:frame draw:style-name="gr57" draw:text-style-name="P46" draw:layer="layout" svg:width="4.011cm" svg:height="0.742cm" svg:x="4.989cm" svg:y="16.963cm">
          <draw:text-box>
            <text:p text:style-name="P4"><text:span text:style-name="T56">(twitter</text:span><text:span text:style-name="T55">)</text:span></text:p>
          </draw:text-box>
        </draw:frame>
        <draw:frame draw:style-name="gr58" draw:text-style-name="P45" draw:layer="layout" svg:width="6.876cm" svg:height="0.742cm" svg:x="1.107cm" svg:y="15.043cm">
          <draw:text-box>
            <text:p text:style-name="P4"><text:span text:style-name="T52">More useful links:</text:span></text:p>
          </draw:text-box>
        </draw:frame>
        <draw:frame draw:style-name="gr59" draw:text-style-name="P47" draw:layer="layout" svg:width="3.065cm" svg:height="0.801cm" svg:x="1.87cm" svg:y="16.249cm">
          <draw:text-box>
            <text:p><text:span text:style-name="T57"><text:a xlink:href="https://www.linkedin.com/in/salihcodev" xlink:type="simple">@salihcodev</text:a></text:span></text:p>
          </draw:text-box>
        </draw:frame>
        <draw:frame draw:style-name="gr60" draw:text-style-name="P48" draw:layer="layout" svg:width="3.069cm" svg:height="0.759cm" svg:x="1.866cm" svg:y="16.85cm">
          <draw:text-box>
            <text:p><text:span text:style-name="T58"><text:a xlink:href="https://www.twitter.com/salihcodev" xlink:type="simple">@salihcodev</text:a></text:span></text:p>
          </draw:text-box>
        </draw:frame>
        <draw:frame draw:style-name="gr61" draw:text-style-name="P46" draw:layer="layout" svg:width="4.011cm" svg:height="0.742cm" svg:x="4.984cm" svg:y="17.564cm">
          <draw:text-box>
            <text:p text:style-name="P4"><text:span text:style-name="T56">(facebook</text:span><text:span text:style-name="T55">)</text:span></text:p>
          </draw:text-box>
        </draw:frame>
        <draw:frame draw:style-name="gr60" draw:text-style-name="P48" draw:layer="layout" svg:width="3.069cm" svg:height="0.759cm" svg:x="1.861cm" svg:y="17.451cm">
          <draw:text-box>
            <text:p><text:span text:style-name="T58"><text:a xlink:href="https://www.facebook.com/salihcodev" xlink:type="simple">@salihcodev</text:a></text:span></text:p>
          </draw:text-box>
        </draw:frame>
        <draw:frame draw:style-name="gr59" draw:text-style-name="P47" draw:layer="layout" svg:width="3.065cm" svg:height="0.801cm" svg:x="1.871cm" svg:y="15.65cm">
          <draw:text-box>
            <text:p><text:span text:style-name="T57"><text:a xlink:href="https://www.github.com/salihcodev" xlink:type="simple">@salihcodev</text:a></text:span></text:p>
          </draw:text-box>
        </draw:frame>
        <draw:line draw:style-name="gr1" draw:text-style-name="P42" draw:layer="layout" svg:x1="2.524cm" svg:y1="11.488cm" svg:x2="20.605cm" svg:y2="11.488cm">
          <text:p/>
        </draw:line>
        <draw:frame draw:style-name="gr62" draw:text-style-name="P43" draw:layer="layout" svg:width="5.228cm" svg:height="1.251cm" svg:x="0.796cm" svg:y="11.434cm">
          <draw:text-box>
            <text:p text:style-name="P2"><text:span text:style-name="T59">More Info About Me</text:span></text:p>
          </draw:text-box>
        </draw:frame>
        <draw:frame draw:style-name="gr20" draw:text-style-name="P44" draw:layer="layout" svg:width="4.155cm" svg:height="0.835cm" svg:x="0.792cm" svg:y="11cm">
          <draw:text-box>
            <text:p><text:span text:style-name="T51">Extras</text:span></text:p>
          </draw:text-box>
        </draw:frame>
        <draw:frame draw:style-name="gr63" draw:text-style-name="P34" draw:layer="layout" svg:width="8.388cm" svg:height="0.78cm" svg:x="1.248cm" svg:y="8.502cm">
          <draw:text-box>
            <text:p><text:span text:style-name="T44">UNIVERSITY OF SADAT CITY</text:span></text:p>
          </draw:text-box>
        </draw:frame>
        <draw:frame draw:style-name="gr45" draw:text-style-name="P35" draw:layer="layout" svg:width="3.502cm" svg:height="0.717cm" svg:x="15.897cm" svg:y="8.612cm">
          <draw:text-box>
            <text:p text:style-name="P4"><text:span text:style-name="T45">2017: 2021</text:span></text:p>
          </draw:text-box>
        </draw:frame>
        <draw:frame draw:style-name="gr64" draw:text-style-name="P38" draw:layer="layout" svg:width="3.031cm" svg:height="0.742cm" svg:x="1.538cm" svg:y="9.973cm">
          <draw:text-box>
            <text:p text:style-name="P4"><text:span text:style-name="T48">Law student</text:span></text:p>
          </draw:text-box>
        </draw:frame>
        <draw:frame draw:style-name="gr50" draw:text-style-name="P41" draw:layer="layout" svg:width="4.145cm" svg:height="0.657cm" svg:x="1.554cm" svg:y="9.135cm">
          <draw:text-box>
            <text:p text:style-name="P4"><text:span text:style-name="T24"><text:a xlink:href="http://law.usc.edu.eg/ar" xlink:type="simple">law.usc.edu.eg/ar</text:a></text:span></text:p>
          </draw:text-box>
        </draw:frame>
        <draw:line draw:style-name="gr1" draw:text-style-name="P42" draw:layer="layout" svg:x1="3.286cm" svg:y1="8.189cm" svg:x2="20.601cm" svg:y2="8.189cm">
          <text:p/>
        </draw:line>
        <draw:frame draw:style-name="gr20" draw:text-style-name="P44" draw:layer="layout" svg:width="4.155cm" svg:height="0.835cm" svg:x="0.788cm" svg:y="7.701cm">
          <draw:text-box>
            <text:p><text:span text:style-name="T51">Educ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1" svg:font-family="'Merriweather Black'" style:font-pitch="variable"/>
    <style:font-face style:name="Merriweather Black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1.6.2.0$Linux_X86_64 LibreOffice_project/10$Build-2</meta:generator>
    <dc:date>2021-11-17T22:48:04.133377001</dc:date>
    <meta:editing-duration>P1DT10H27M49S</meta:editing-duration>
    <meta:editing-cycles>551</meta:editing-cycles>
    <meta:document-statistic meta:object-count="87"/>
  </office:meta>
</office:document-meta>
</file>